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rlin52" table:style-name="ta1">
        <table:shapes>
          <draw:frame draw:z-index="0" draw:style-name="gr1" draw:text-style-name="P1" svg:width="10.739in" svg:height="6.0445in" svg:x="5.1165in" svg:y="0.1673in">
            <draw:object draw:notify-on-update-of-ranges="berlin52.A2:berlin52.A2 berlin52.A3:berlin52.A8 berlin52.C3:berlin52.C8 berlin52.E3:berlin52.E8 berlin52.A3:berlin52.A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n-locally</text:p>
          </table:table-cell>
          <table:table-cell table:number-columns-repeated="2"/>
          <table:table-cell office:value-type="string" calcext:value-type="string">
            <text:p>Locally</text:p>
          </table:table-cell>
          <table:table-cell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7530180022877" calcext:value-type="float">
            <text:p>0.060753018002288</text:p>
          </table:table-cell>
          <table:table-cell office:value-type="float" office:value="12702" calcext:value-type="float">
            <text:p>12702</text:p>
          </table:table-cell>
          <table:table-cell office:value-type="float" office:value="8.30826919500032" calcext:value-type="float">
            <text:p>8.30826919500032</text:p>
          </table:table-cell>
          <table:table-cell office:value-type="float" office:value="12552" calcext:value-type="float">
            <text:p>12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7390886002104" calcext:value-type="float">
            <text:p>0.127390886002104</text:p>
          </table:table-cell>
          <table:table-cell office:value-type="float" office:value="11971" calcext:value-type="float">
            <text:p>11971</text:p>
          </table:table-cell>
          <table:table-cell office:value-type="float" office:value="15.4702784479996" calcext:value-type="float">
            <text:p>15.4702784479996</text:p>
          </table:table-cell>
          <table:table-cell office:value-type="float" office:value="12796" calcext:value-type="float">
            <text:p>127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61803233000046" calcext:value-type="float">
            <text:p>0.361803233000046</text:p>
          </table:table-cell>
          <table:table-cell office:value-type="float" office:value="11296" calcext:value-type="float">
            <text:p>11296</text:p>
          </table:table-cell>
          <table:table-cell office:value-type="float" office:value="39.0381613249999" calcext:value-type="float">
            <text:p>39.0381613249999</text:p>
          </table:table-cell>
          <table:table-cell office:value-type="float" office:value="10965" calcext:value-type="float">
            <text:p>109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597241771999961" calcext:value-type="float">
            <text:p>0.597241771999961</text:p>
          </table:table-cell>
          <table:table-cell office:value-type="float" office:value="9957" calcext:value-type="float">
            <text:p>9957</text:p>
          </table:table-cell>
          <table:table-cell office:value-type="float" office:value="76.175113023" calcext:value-type="float">
            <text:p>76.175113023</text:p>
          </table:table-cell>
          <table:table-cell office:value-type="float" office:value="11113" calcext:value-type="float">
            <text:p>1111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876991253000597" calcext:value-type="float">
            <text:p>0.876991253000597</text:p>
          </table:table-cell>
          <table:table-cell office:value-type="float" office:value="11444" calcext:value-type="float">
            <text:p>11444</text:p>
          </table:table-cell>
          <table:table-cell office:value-type="float" office:value="113.450009398999" calcext:value-type="float">
            <text:p>113.450009398999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4667843800034" calcext:value-type="float">
            <text:p>1.24667843800034</text:p>
          </table:table-cell>
          <table:table-cell office:value-type="float" office:value="9159" calcext:value-type="float">
            <text:p>9159</text:p>
          </table:table-cell>
          <table:table-cell office:value-type="float" office:value="161.854070599999" calcext:value-type="float">
            <text:p>161.854070599999</text:p>
          </table:table-cell>
          <table:table-cell office:value-type="float" office:value="11649" calcext:value-type="float">
            <text:p>11649</text:p>
          </table:table-cell>
        </table:table-row>
      </table:table>
      <table:table table:name="kroA150" table:style-name="ta1">
        <table:shapes>
          <draw:frame draw:z-index="0" draw:style-name="gr1" draw:text-style-name="P1" svg:width="11.3705in" svg:height="6.4in" svg:x="5.1165in" svg:y="0.1673in">
            <draw:object draw:notify-on-update-of-ranges="kroA150.A3:kroA150.A8 kroA150.C3:kroA150.C8 kroA150.A3:kroA150.A8 kroA150.E3:kroA150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n-locally</text:p>
          </table:table-cell>
          <table:table-cell table:number-columns-repeated="2"/>
          <table:table-cell office:value-type="string" calcext:value-type="string">
            <text:p>Locally</text:p>
          </table:table-cell>
          <table:table-cell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36718530004146" calcext:value-type="float">
            <text:p>0.063671853000415</text:p>
          </table:table-cell>
          <table:table-cell office:value-type="float" office:value="125588" calcext:value-type="float">
            <text:p>125588</text:p>
          </table:table-cell>
          <table:table-cell office:value-type="float" office:value="27.2711962909998" calcext:value-type="float">
            <text:p>27.2711962909998</text:p>
          </table:table-cell>
          <table:table-cell office:value-type="float" office:value="123552" calcext:value-type="float">
            <text:p>12355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30207182999584" calcext:value-type="float">
            <text:p>0.130207182999584</text:p>
          </table:table-cell>
          <table:table-cell office:value-type="float" office:value="94154" calcext:value-type="float">
            <text:p>94154</text:p>
          </table:table-cell>
          <table:table-cell office:value-type="float" office:value="52.2405394779999" calcext:value-type="float">
            <text:p>52.2405394779999</text:p>
          </table:table-cell>
          <table:table-cell office:value-type="float" office:value="106120" calcext:value-type="float">
            <text:p>10612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56614683999851" calcext:value-type="float">
            <text:p>0.356614683999851</text:p>
          </table:table-cell>
          <table:table-cell office:value-type="float" office:value="88922" calcext:value-type="float">
            <text:p>88922</text:p>
          </table:table-cell>
          <table:table-cell office:value-type="float" office:value="130.122960277" calcext:value-type="float">
            <text:p>130.122960277</text:p>
          </table:table-cell>
          <table:table-cell office:value-type="float" office:value="78161" calcext:value-type="float">
            <text:p>781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48667768999985" calcext:value-type="float">
            <text:p>0.648667768999985</text:p>
          </table:table-cell>
          <table:table-cell office:value-type="float" office:value="66906" calcext:value-type="float">
            <text:p>66906</text:p>
          </table:table-cell>
          <table:table-cell office:value-type="float" office:value="258.617682897" calcext:value-type="float">
            <text:p>258.617682897</text:p>
          </table:table-cell>
          <table:table-cell office:value-type="float" office:value="75442" calcext:value-type="float">
            <text:p>7544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933581004001098" calcext:value-type="float">
            <text:p>0.933581004001098</text:p>
          </table:table-cell>
          <table:table-cell office:value-type="float" office:value="69484" calcext:value-type="float">
            <text:p>69484</text:p>
          </table:table-cell>
          <table:table-cell office:value-type="float" office:value="389.001802884" calcext:value-type="float">
            <text:p>389.001802884</text:p>
          </table:table-cell>
          <table:table-cell office:value-type="float" office:value="66546" calcext:value-type="float">
            <text:p>6654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5357470899962" calcext:value-type="float">
            <text:p>1.25357470899962</text:p>
          </table:table-cell>
          <table:table-cell office:value-type="float" office:value="75067" calcext:value-type="float">
            <text:p>75067</text:p>
          </table:table-cell>
          <table:table-cell office:value-type="float" office:value="512.903881821" calcext:value-type="float">
            <text:p>512.903881821</text:p>
          </table:table-cell>
          <table:table-cell office:value-type="float" office:value="67851" calcext:value-type="float">
            <text:p>67851</text:p>
          </table:table-cell>
        </table:table-row>
      </table:table>
      <table:table table:name="att532" table:style-name="ta1">
        <table:shapes>
          <draw:frame draw:z-index="0" draw:style-name="gr1" draw:text-style-name="P1" svg:width="10.6122in" svg:height="5.9732in" svg:x="5.1165in" svg:y="0.1673in">
            <draw:object draw:notify-on-update-of-ranges="att532.A3:att532.A8 att532.C3:att532.C8 att532.A3:att532.A8 att532.E3:att532.E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n-locally</text:p>
          </table:table-cell>
          <table:table-cell table:number-columns-repeated="2"/>
          <table:table-cell office:value-type="string" calcext:value-type="string">
            <text:p>Locally</text:p>
          </table:table-cell>
          <table:table-cell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s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17636170011247" calcext:value-type="float">
            <text:p>0.071763617001125</text:p>
          </table:table-cell>
          <table:table-cell office:value-type="float" office:value="245564" calcext:value-type="float">
            <text:p>245564</text:p>
          </table:table-cell>
          <table:table-cell office:value-type="float" office:value="134.509796981001" calcext:value-type="float">
            <text:p>134.509796981001</text:p>
          </table:table-cell>
          <table:table-cell office:value-type="float" office:value="233719" calcext:value-type="float">
            <text:p>23371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38145453998732" calcext:value-type="float">
            <text:p>0.138145453998732</text:p>
          </table:table-cell>
          <table:table-cell office:value-type="float" office:value="216057" calcext:value-type="float">
            <text:p>216057</text:p>
          </table:table-cell>
          <table:table-cell office:value-type="float" office:value="253.221167263" calcext:value-type="float">
            <text:p>253.221167263</text:p>
          </table:table-cell>
          <table:table-cell office:value-type="float" office:value="202447" calcext:value-type="float">
            <text:p>2024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369934038999872" calcext:value-type="float">
            <text:p>0.369934038999872</text:p>
          </table:table-cell>
          <table:table-cell office:value-type="float" office:value="180344" calcext:value-type="float">
            <text:p>180344</text:p>
          </table:table-cell>
          <table:table-cell office:value-type="float" office:value="637.850053532" calcext:value-type="float">
            <text:p>637.850053532</text:p>
          </table:table-cell>
          <table:table-cell office:value-type="float" office:value="187310" calcext:value-type="float">
            <text:p>18731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668007167000269" calcext:value-type="float">
            <text:p>0.668007167000269</text:p>
          </table:table-cell>
          <table:table-cell office:value-type="float" office:value="148081" calcext:value-type="float">
            <text:p>148081</text:p>
          </table:table-cell>
          <table:table-cell office:value-type="float" office:value="1297.529612921" calcext:value-type="float">
            <text:p>1297.529612921</text:p>
          </table:table-cell>
          <table:table-cell office:value-type="float" office:value="155397" calcext:value-type="float">
            <text:p>15539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03886660200078" calcext:value-type="float">
            <text:p>1.03886660200078</text:p>
          </table:table-cell>
          <table:table-cell office:value-type="float" office:value="141039" calcext:value-type="float">
            <text:p>141039</text:p>
          </table:table-cell>
          <table:table-cell office:value-type="float" office:value="1947.873752543" calcext:value-type="float">
            <text:p>1947.873752543</text:p>
          </table:table-cell>
          <table:table-cell office:value-type="float" office:value="132297" calcext:value-type="float">
            <text:p>13229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37589228099932" calcext:value-type="float">
            <text:p>1.37589228099932</text:p>
          </table:table-cell>
          <table:table-cell office:value-type="float" office:value="135956" calcext:value-type="float">
            <text:p>135956</text:p>
          </table:table-cell>
          <table:table-cell office:value-type="float" office:value="2742.553800553" calcext:value-type="float">
            <text:p>2742.553800553</text:p>
          </table:table-cell>
          <table:table-cell office:value-type="float" office:value="120976" calcext:value-type="float">
            <text:p>120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10:57:51.128708825</meta:creation-date>
    <dc:date>2022-05-20T11:31:10.702915785</dc:date>
    <meta:editing-duration>PT2M39S</meta:editing-duration>
    <meta:editing-cycles>1</meta:editing-cycles>
    <meta:document-statistic meta:table-count="3" meta:cell-count="111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278cm" svg:height="15.354cm" xlink:href=".." xlink:type="simple" chart:class="chart:scatter" chart:style-name="ch1">
        <chart:legend chart:legend-position="end" svg:x="24.399cm" svg:y="7.129cm" style:legend-expansion="high" chart:style-name="ch2"/>
        <chart:plot-area chart:style-name="ch3" table:cell-range-address="berlin52.A2:berlin52.A8 berlin52.C3:berlin52.C8 berlin52.E3:berlin52.E8" chart:data-source-has-labels="row" svg:x="0.545cm" svg:y="0.307cm" svg:width="23.309cm" svg:height="14.74cm">
          <chartooo:coordinate-region svg:x="1.537cm" svg:y="0.506cm" svg:width="21.667cm" svg:height="13.8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rlin52.C3:berlin52.C8" loext:label-string="nonlocally" chart:class="chart:scatter">
            <chart:domain table:cell-range-address="berlin52.A3:berlin52.A8"/>
            <chart:data-point chart:repeated="6"/>
          </chart:series>
          <chart:series chart:style-name="ch7" chart:values-cell-range-address="berlin52.E3:berlin52.E8" loext:label-string="locally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locally</text:p>
              </table:table-cell>
              <table:table-cell office:value-type="string">
                <text:p>local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erlin52.A3:berlin52.A8</svg:desc>
                </draw:g>
              </table:table-cell>
              <table:table-cell office:value-type="float" office:value="12702">
                <text:p>12702</text:p>
                <draw:g>
                  <svg:desc>berlin52.C3:berlin52.C8</svg:desc>
                </draw:g>
              </table:table-cell>
              <table:table-cell office:value-type="float" office:value="12552">
                <text:p>12552</text:p>
                <draw:g>
                  <svg:desc>berlin52.E3:berlin52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1971">
                <text:p>11971</text:p>
              </table:table-cell>
              <table:table-cell office:value-type="float" office:value="12796">
                <text:p>127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1296">
                <text:p>11296</text:p>
              </table:table-cell>
              <table:table-cell office:value-type="float" office:value="10965">
                <text:p>10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9957">
                <text:p>9957</text:p>
              </table:table-cell>
              <table:table-cell office:value-type="float" office:value="11113">
                <text:p>111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11444">
                <text:p>11444</text:p>
              </table:table-cell>
              <table:table-cell office:value-type="float" office:value="11641">
                <text:p>11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9159">
                <text:p>9159</text:p>
              </table:table-cell>
              <table:table-cell office:value-type="float" office:value="11649">
                <text:p>11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882cm" svg:height="16.257cm" xlink:href=".." xlink:type="simple" chart:class="chart:scatter" chart:style-name="ch1">
        <chart:legend chart:legend-position="end" svg:x="26.003cm" svg:y="7.58cm" style:legend-expansion="high" chart:style-name="ch2"/>
        <chart:plot-area chart:style-name="ch3" table:cell-range-address="kroA150.A3:kroA150.A8 kroA150.C3:kroA150.C8 kroA150.E3:kroA150.E8" chart:data-source-has-labels="row" svg:x="0.577cm" svg:y="0.325cm" svg:width="24.849cm" svg:height="15.607cm">
          <chartooo:coordinate-region svg:x="1.754cm" svg:y="0.524cm" svg:width="23.022cm" svg:height="14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roA150.C3:kroA150.C8" loext:label-string="nonlocally" chart:class="chart:scatter">
            <chart:domain table:cell-range-address="kroA150.A3:kroA150.A8"/>
            <chart:data-point chart:repeated="6"/>
          </chart:series>
          <chart:series chart:style-name="ch7" chart:values-cell-range-address="kroA150.E3:kroA150.E8" loext:label-string="locallyy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locally</text:p>
              </table:table-cell>
              <table:table-cell office:value-type="string">
                <text:p>locally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kroA150.A3:kroA150.A8</svg:desc>
                </draw:g>
              </table:table-cell>
              <table:table-cell office:value-type="float" office:value="125588">
                <text:p>125588</text:p>
                <draw:g>
                  <svg:desc>kroA150.C3:kroA150.C8</svg:desc>
                </draw:g>
              </table:table-cell>
              <table:table-cell office:value-type="float" office:value="123552">
                <text:p>123552</text:p>
                <draw:g>
                  <svg:desc>kroA150.E3:kroA150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4154">
                <text:p>94154</text:p>
              </table:table-cell>
              <table:table-cell office:value-type="float" office:value="106120">
                <text:p>106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88922">
                <text:p>88922</text:p>
              </table:table-cell>
              <table:table-cell office:value-type="float" office:value="78161">
                <text:p>78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66906">
                <text:p>66906</text:p>
              </table:table-cell>
              <table:table-cell office:value-type="float" office:value="75442">
                <text:p>75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69484">
                <text:p>69484</text:p>
              </table:table-cell>
              <table:table-cell office:value-type="float" office:value="66546">
                <text:p>66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75067">
                <text:p>75067</text:p>
              </table:table-cell>
              <table:table-cell office:value-type="float" office:value="67851">
                <text:p>678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56cm" svg:height="15.173cm" xlink:href=".." xlink:type="simple" chart:class="chart:scatter" chart:style-name="ch1">
        <chart:legend chart:legend-position="end" svg:x="24.077cm" svg:y="7.038cm" style:legend-expansion="high" chart:style-name="ch2"/>
        <chart:plot-area chart:style-name="ch3" table:cell-range-address="att532.A3:att532.A8 att532.C3:att532.C8 att532.E3:att532.E8" chart:data-source-has-labels="row" svg:x="0.539cm" svg:y="0.303cm" svg:width="22.999cm" svg:height="14.567cm">
          <chartooo:coordinate-region svg:x="1.901cm" svg:y="0.502cm" svg:width="21.172cm" svg:height="13.7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tt532.C3:att532.C8" loext:label-string="nonlocally" chart:class="chart:scatter">
            <chart:domain table:cell-range-address="att532.A3:att532.A8"/>
            <chart:data-point chart:repeated="6"/>
          </chart:series>
          <chart:series chart:style-name="ch7" chart:values-cell-range-address="att532.E3:att532.E8" loext:label-string="locally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locally</text:p>
              </table:table-cell>
              <table:table-cell office:value-type="string">
                <text:p>local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tt532.A3:att532.A8</svg:desc>
                </draw:g>
              </table:table-cell>
              <table:table-cell office:value-type="float" office:value="245564">
                <text:p>245564</text:p>
                <draw:g>
                  <svg:desc>att532.C3:att532.C8</svg:desc>
                </draw:g>
              </table:table-cell>
              <table:table-cell office:value-type="float" office:value="233719">
                <text:p>233719</text:p>
                <draw:g>
                  <svg:desc>att532.E3:att532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16057">
                <text:p>216057</text:p>
              </table:table-cell>
              <table:table-cell office:value-type="float" office:value="202447">
                <text:p>202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180344">
                <text:p>180344</text:p>
              </table:table-cell>
              <table:table-cell office:value-type="float" office:value="187310">
                <text:p>1873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148081">
                <text:p>148081</text:p>
              </table:table-cell>
              <table:table-cell office:value-type="float" office:value="155397">
                <text:p>155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141039">
                <text:p>141039</text:p>
              </table:table-cell>
              <table:table-cell office:value-type="float" office:value="132297">
                <text:p>132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135956">
                <text:p>135956</text:p>
              </table:table-cell>
              <table:table-cell office:value-type="float" office:value="120976">
                <text:p>1209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